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6208"/>
    </style:style>
    <style:style style:name="P2" style:family="paragraph" style:parent-style-name="Standard">
      <style:text-properties officeooo:rsid="0003d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about : présentation, hobbies </text:p>
      <text:p text:style-name="P1"/>
      <text:p text:style-name="P2">page mon parcours :</text:p>
      <text:p text:style-name="P2"/>
      <text:p text:style-name="P2">page mes stages :</text:p>
      <text:p text:style-name="P2"/>
      <text:p text:style-name="P2">page mes projets :</text:p>
      <text:p text:style-name="P2"/>
      <text:p text:style-name="P2">page mes compétences 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8T15:02:58.600000000</meta:creation-date>
    <dc:date>2024-04-28T15:27:04.332000000</dc:date>
    <meta:editing-duration>PT13M53S</meta:editing-duration>
    <meta:editing-cycles>2</meta:editing-cycles>
    <meta:generator>LibreOffice/7.2.0.4$Windows_x86 LibreOffice_project/9a9c6381e3f7a62afc1329bd359cc48accb6435b</meta:generator>
    <meta:document-statistic meta:table-count="0" meta:image-count="0" meta:object-count="0" meta:page-count="1" meta:paragraph-count="5" meta:word-count="21" meta:character-count="111" meta:non-whitespace-character-count="94"/>
  </office:meta>
</office:document-meta>
</file>